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90000000F0DFFCFE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style:rel-width="100%" table:align="left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style:vertical-align="middle"/>
    </style:style>
    <style:style style:name="Таблица1.A2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Text_20_body">
      <style:paragraph-properties fo:margin-top="0cm" fo:margin-bottom="0cm" style:contextual-spacing="false"/>
      <style:text-properties fo:padding="0cm" fo:border="none"/>
    </style:style>
    <style:style style:name="P3" style:family="paragraph" style:parent-style-name="Text_20_body">
      <style:paragraph-properties fo:margin-top="0cm" fo:margin-bottom="0cm" style:contextual-spacing="false" fo:line-height="160%"/>
      <style:text-properties fo:padding="0cm" fo:border="none"/>
    </style:style>
    <style:style style:name="P4" style:family="paragraph" style:parent-style-name="Table_20_Contents">
      <style:text-properties fo:padding="0cm" fo:border="none"/>
    </style:style>
    <style:style style:name="P5" style:family="paragraph" style:parent-style-name="Table_20_Contents">
      <style:paragraph-properties fo:margin-left="0cm" fo:margin-right="0cm" fo:margin-top="0.122cm" fo:margin-bottom="0cm" style:contextual-spacing="false" fo:text-indent="0cm" style:auto-text-indent="false"/>
      <style:text-properties fo:padding-left="0cm" fo:padding-right="0cm" fo:padding-top="0.049cm" fo:padding-bottom="0cm" fo:border-left="none" fo:border-right="none" fo:border-top="1.36pt dotted #dddddd" fo:border-bottom="none"/>
    </style:style>
    <style:style style:name="T1" style:family="text">
      <style:text-properties fo:padding="0cm" fo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дам / купить </text:p>
      <text:h text:style-name="Heading_20_1" text:outline-level="1">Кислота соляная, серная, азотная, Константиновка</text:h>
      <text:p text:style-name="P2">Обновлено: </text:p>
      <text:p text:style-name="P2">Регион: Донецкая обл. / Константиновка</text:p>
      <text:p text:style-name="P3">Частное предприятие "Локомотив", ведущий поставщик химических веществ в Украине, имеет лицензию по работе с прикурсорами.<text:line-break/>На постоянной основе реализуем:<text:line-break/>Кислота серная аккумуляторная<text:line-break/>Кислота серная техническая<text:line-break/>Кислота соляная техническая<text:line-break/>Кислота соляная<text:line-break/>Раствор соляной кислоты (14%)<text:line-break/>Кислота азотная<text:line-break/>Кислота уксусная<text:line-break/>Каустическая сода (едкий натр)<text:line-break/>Кальцинированная сода<text:line-break/>Электролит кислотный <text:line-break/>Алюминий сернокислый 18-водный Al2(SO4)3*18H2O2<text:line-break/>Натрий сернистокислый ЧДА Na2SO33<text:line-break/>Натрий углекислый 10-водный "ч"<text:line-break/>Тиомочевина "Ч"<text:line-break/>Калия гидроокись "ЧДА"<text:line-break/>Натрий сернокислый 10-водный "Ч"<text:line-break/>Аммоний хлористый "Ч"<text:line-break/>Натрий углекислый "ХЧ"<text:line-break/>Д(+)-сорбит (Д-Сорбитол; Д-Глюцитол)<text:line-break/>Натрий фтористый "ЧДА"<text:line-break/>Аминопласт КФА2<text:line-break/>Если вас интересует наш товар, рады будем сотрудничеству.</text:p>
      <table:table table:name="Таблица1" table:style-name="Таблица1">
        <table:table-column table:style-name="Таблица1.A"/>
        <text:soft-page-break/>
        <table:table-row>
          <table:table-cell table:style-name="Таблица1.A1" office:value-type="string">
            <text:p text:style-name="P5"><text:bookmark text:name="ad_contacts_anchor"/> </text:p>
            <text:p text:style-name="P4">Автор, контакты</text:p>
          </table:table-cell>
        </table:table-row>
        <table:table-row>
          <table:table-cell table:style-name="Таблица1.A2" office:value-type="string">
            <text:p text:style-name="Table_20_Contents">Сергей Владимирович /  <text:a xlink:type="simple" xlink:href="http://www.ukrboard.com.ua/ru/users/i-73271/">отзывы, инфо.</text:a> </text:p>
          </table:table-cell>
        </table:table-row>
        <table:table-row>
          <table:table-cell table:style-name="Таблица1.A2" office:value-type="string">
            <text:p text:style-name="Table_20_Contents">Телефон: <text:bookmark text:name="ad_phone_dialog"/><text:span text:style-name="T1"><draw:frame draw:style-name="fr1" draw:name="Изображение1" text:anchor-type="as-char" svg:width="6.989cm" svg:height="0.998cm" draw:z-index="0"><draw:image xlink:href="Pictures/10000000000000990000000F0DFFCFE6.png" xlink:type="simple" xlink:show="embed" xlink:actuate="onLoad"/></draw:frame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Nimbus Roman No9 L" fo:font-family="'Nimbus Roman No9 L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 </meta:initial-creator>
    <meta:creation-date>2017-08-16T10:20:09.337479277</meta:creation-date>
    <dc:date>2017-08-16T10:21:44.069488846</dc:date>
    <dc:creator>alex  </dc:creator>
    <meta:editing-duration>P0D</meta:editing-duration>
    <meta:editing-cycles>1</meta:editing-cycles>
    <meta:document-statistic meta:table-count="1" meta:image-count="1" meta:object-count="0" meta:page-count="2" meta:paragraph-count="9" meta:word-count="111" meta:character-count="932" meta:non-whitespace-character-count="822"/>
    <meta:generator>LibreOffice/4.2.8.2$Linux_x86 LibreOffice_project/420m0$Build-2</meta:generator>
  </office:meta>
</office:document-meta>
</file>